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7.12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draw:fill-color="#800080"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9.66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1.02cm" fo:min-width="3.31cm"/>
    </style:style>
    <style:style style:name="gr8" style:family="graphic" style:parent-style-name="standard">
      <style:graphic-properties draw:fill-color="#800080" draw:textarea-horizontal-align="justify" draw:textarea-vertical-align="middle" draw:auto-grow-height="false" fo:min-height="2.29cm" fo:min-width="5.85cm"/>
    </style:style>
    <style:style style:name="gr9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14.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00a933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800080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8000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7.62cm" svg:height="1.27cm" svg:x="10.017cm" svg:y="18.05cm">
            <text:p text:style-name="P1">DEVIC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0.017cm" svg:y="19.32cm">
            <text:p text:style-name="P2"><text:span text:style-name="T1">INP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54cm" svg:height="1.27cm" svg:x="12.557cm" svg:y="19.32cm">
            <text:p text:style-name="P2"><text:span text:style-name="T1">OUTP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54cm" svg:height="1.27cm" svg:x="15.097cm" svg:y="19.32cm">
            <text:p text:style-name="P2"><text:span text:style-name="T1">DATA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5" draw:text-style-name="P1" draw:layer="layout" svg:width="10.16cm" svg:height="1.27cm" svg:x="1cm" svg:y="8.89cm">
            <text:p text:style-name="P1">GADGET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81cm" svg:height="1.27cm" svg:x="7.35cm" svg:y="10.16cm">
            <text:p text:style-name="P2"><text:span text:style-name="T1">WEB U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81cm" svg:height="1.27cm" svg:x="7.35cm" svg:y="11.43cm">
            <text:p text:style-name="P2"><text:span text:style-name="T1">WEB API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6.35cm" svg:height="2.54cm" svg:x="1cm" svg:y="10.16cm">
            <text:p text:style-name="P2"><text:span text:style-name="T1">PURPOSE</text:span></text:p>
            <text:p text:style-name="P2"><text:span text:style-name="T1">LOGIC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svg:x1="6.08cm" svg:y1="12.7cm" svg:x2="13.827cm" svg:y2="18.05cm" draw:start-shape="id1" draw:start-glue-point="2" draw:end-shape="id2" draw:end-glue-point="0" svg:d="M6080 12700v2675h7747v2675" svg:viewBox="0 0 7748 5351">
          <text:p/>
        </draw:connector>
        <draw:g xml:id="id3" draw:id="id3">
          <draw:custom-shape draw:style-name="gr1" draw:text-style-name="P1" draw:layer="layout" svg:width="7.62cm" svg:height="1.27cm" svg:x="19.034cm" svg:y="18.05cm">
            <text:p text:style-name="P1">DEVIC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9.034cm" svg:y="19.32cm">
            <text:p text:style-name="P2"><text:span text:style-name="T1">INP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54cm" svg:height="1.27cm" svg:x="21.574cm" svg:y="19.32cm">
            <text:p text:style-name="P2"><text:span text:style-name="T1">OUTP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54cm" svg:height="1.27cm" svg:x="24.114cm" svg:y="19.32cm">
            <text:p text:style-name="P2"><text:span text:style-name="T1">DATA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svg:x1="6.08cm" svg:y1="12.7cm" svg:x2="22.844cm" svg:y2="18.05cm" draw:start-shape="id1" draw:start-glue-point="2" draw:end-shape="id3" draw:end-glue-point="0" svg:d="M6080 12700v2675h16764v2675" svg:viewBox="0 0 16765 5351">
          <text:p/>
        </draw:connector>
        <draw:g xml:id="id4" draw:id="id4">
          <draw:custom-shape draw:style-name="gr1" draw:text-style-name="P1" draw:layer="layout" svg:width="7.62cm" svg:height="1.27cm" svg:x="1cm" svg:y="18.05cm">
            <text:p text:style-name="P1">DEVIC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cm" svg:y="19.32cm">
            <text:p text:style-name="P2"><text:span text:style-name="T1">INP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54cm" svg:height="1.27cm" svg:x="3.54cm" svg:y="19.32cm">
            <text:p text:style-name="P2"><text:span text:style-name="T1">OUTP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54cm" svg:height="1.27cm" svg:x="6.08cm" svg:y="19.32cm">
            <text:p text:style-name="P2"><text:span text:style-name="T1">DATA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svg:x1="6.08cm" svg:y1="12.7cm" svg:x2="4.81cm" svg:y2="18.05cm" draw:start-shape="id1" draw:start-glue-point="2" draw:end-shape="id4" draw:end-glue-point="0" svg:d="M6080 12700v2675h-1270v2675" svg:viewBox="0 0 1271 5351">
          <text:p/>
        </draw:connector>
        <draw:g xml:id="id6" draw:id="id6">
          <draw:custom-shape draw:style-name="gr5" draw:text-style-name="P1" draw:layer="layout" svg:width="10.16cm" svg:height="1.27cm" svg:x="16.675cm" svg:y="8.89cm">
            <text:p text:style-name="P1">GADGET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81cm" svg:height="1.27cm" svg:x="23.025cm" svg:y="10.16cm">
            <text:p text:style-name="P2"><text:span text:style-name="T1">WEB U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81cm" svg:height="1.27cm" svg:x="23.025cm" svg:y="11.43cm">
            <text:p text:style-name="P2"><text:span text:style-name="T1">WEB API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6.35cm" svg:height="2.54cm" svg:x="16.675cm" svg:y="10.16cm">
            <text:p text:style-name="P2"><text:span text:style-name="T1">PURPOSE</text:span></text:p>
            <text:p text:style-name="P2"><text:span text:style-name="T1">LOGIC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8" xml:id="id5" draw:id="id5" draw:layer="layout" svg:width="15.24cm" svg:height="2.54cm" svg:x="6.35cm" svg:y="1cm">
          <text:p text:style-name="P1"><text:span text:style-name="T2">OPEN SMART KITCHEN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3.97cm" svg:y1="3.54cm" svg:x2="6.08cm" svg:y2="8.89cm" draw:start-shape="id5" draw:start-glue-point="2" draw:end-shape="id1" draw:end-glue-point="0" svg:d="M13970 3540v2675h-7890v2675" svg:viewBox="0 0 7891 5351">
          <text:p/>
        </draw:connector>
        <draw:connector draw:style-name="gr9" draw:text-style-name="P1" draw:layer="layout" svg:x1="13.97cm" svg:y1="3.54cm" svg:x2="21.755cm" svg:y2="8.89cm" draw:start-shape="id5" draw:start-glue-point="2" draw:end-shape="id6" draw:end-glue-point="0" svg:d="M13970 3540v2675h7785v2675" svg:viewBox="0 0 7786 5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2:19:07.456350693</meta:creation-date>
    <dc:date>2019-07-28T12:46:38.571628551</dc:date>
    <meta:editing-duration>PT6M57S</meta:editing-duration>
    <meta:editing-cycles>1</meta:editing-cycles>
    <meta:generator>LibreOffice/6.2.3.2$MacOSX_X86_64 LibreOffice_project/aecc05fe267cc68dde00352a451aa867b3b546ac</meta:generator>
    <meta:document-statistic meta:object-count="31"/>
  </office:meta>
</office:document-meta>
</file>